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1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o.h&gt;</text:p>
      <text:p text:style-name="P1">#include &lt;unistd.h&gt;</text:p>
      <text:p text:style-name="P1">#include &lt;sys/stat.h&gt;</text:p>
      <text:p text:style-name="P1">#include &lt;fcntl.h&gt;</text:p>
      <text:p text:style-name="P1">#include &lt;string.h&gt;</text:p>
      <text:p text:style-name="P1">#define Max_Buff 1024</text:p>
      <text:p text:style-name="P1">int main() {</text:p>
      <text:p text:style-name="P1">int fd1, fd2, c = 0;</text:p>
      <text:p text:style-name="P1">char *myfifo1 = "myfifo1";</text:p>
      <text:p text:style-name="P1">char *myfifo2 = "myfifo2";</text:p>
      <text:p text:style-name="P1">char buff[Max_Buff];</text:p>
      <text:p text:style-name="P1">char str;</text:p>
      <text:p text:style-name="P1">int res;</text:p>
      <text:p text:style-name="P1">// Create both FIFOs if they don't exist</text:p>
      <text:p text:style-name="P1">res = mkfifo(myfifo1, 0777);</text:p>
      <text:p text:style-name="P1">if (res == -1) {</text:p>
      <text:p text:style-name="P1">perror("Pipe 1 not created or already exists");</text:p>
      <text:p text:style-name="P1">}</text:p>
      <text:p text:style-name="P1">res = mkfifo(myfifo2, 0777);</text:p>
      <text:p text:style-name="P1">if (res == -1) {</text:p>
      <text:p text:style-name="P1">perror("Pipe 2 not created or already exists");</text:p>
      <text:p text:style-name="P1">}</text:p>
      <text:p text:style-name="P1">printf("Enter the string (end with #):\n");</text:p>
      <text:p text:style-name="P1">while ((str = getchar()) != '#') {</text:p>
      <text:p text:style-name="P1">if (c &lt; Max_Buff - 1)</text:p>
      <text:p text:style-name="P1">buff[c++] = str;</text:p>
      <text:p text:style-name="P1">}</text:p>
      <text:p text:style-name="P1">buff[c] = '\0';</text:p>
      <text:p text:style-name="P1">// Open FIFO1 for writing</text:p>
      <text:p text:style-name="P1">fd1 = open(myfifo1, O_WRONLY);</text:p>
      <text:p text:style-name="P1">if (fd1 == -1) {</text:p>
      <text:p text:style-name="P1">perror("Error opening fifo1");</text:p>
      <text:p text:style-name="P1">return 1;</text:p>
      <text:p text:style-name="P1">}</text:p>
      <text:p text:style-name="P1">write(fd1, buff, strlen(buff) + 1);</text:p>
      <text:p text:style-name="P1">close(fd1);</text:p>
      <text:p text:style-name="P1">// Open FIFO2 for reading</text:p>
      <text:p text:style-name="P1">fd2 = open(myfifo2, O_RDONLY);</text:p>
      <text:p text:style-name="P1">if (fd2 == -1) {</text:p>
      <text:p text:style-name="P1">perror("Error opening fifo2");</text:p>
      <text:p text:style-name="P1">return 1;</text:p>
      <text:p text:style-name="P1">}</text:p>
      <text:p text:style-name="P1">read(fd2, buff, Max_Buff);</text:p>
      <text:p text:style-name="P1">printf("\nContents read from fifo2:\n%s\n", buff);</text:p>
      <text:p text:style-name="P1">close(fd2);</text:p>
      <text:p text:style-name="P1">// Remove the FIFOs after use</text:p>
      <text:p text:style-name="P1">unlink(myfifo1);</text:p>
      <text:p text:style-name="P1">unlink(myfifo2);</text:p>
      <text:p text:style-name="P1">return 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0:53:48.984032767</meta:creation-date>
    <dc:date>2025-11-08T11:03:15.807914447</dc:date>
    <meta:editing-duration>PT9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9" meta:word-count="169" meta:character-count="1016" meta:non-whitespace-character-count="896"/>
  </office:meta>
</office:document-meta>
</file>